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stroke-dash="Fine_20_Dotted" draw:fill="solid" draw:fill-color="#ffffcc" draw:fill-gradient-name="BMIL-SMIL" draw:textarea-horizontal-align="center" draw:textarea-vertical-align="middle"/>
    </style:style>
    <style:style style:name="gr2" style:family="graphic" style:parent-style-name="standard">
      <style:graphic-properties draw:stroke="none" svg:stroke-width="0cm" draw:marker-start-width="0.45cm" draw:marker-end-width="0.45cm" draw:fill="solid" draw:fill-color="#ffcc99" draw:textarea-horizontal-align="center" draw:textarea-vertical-align="middle"/>
    </style:style>
    <style:style style:name="gr3" style:family="graphic" style:parent-style-name="standard">
      <style:graphic-properties draw:stroke="none" svg:stroke-width="0cm" draw:marker-start-width="0.45cm" draw:marker-end-width="0.45cm" draw:fill="solid" draw:fill-color="#ff8080" draw:textarea-horizontal-align="center" draw:textarea-vertical-align="middle"/>
    </style:style>
    <style:style style:name="gr4" style:family="graphic" style:parent-style-name="standard">
      <style:graphic-properties svg:stroke-width="0cm" draw:marker-start-width="0.45cm" draw:marker-end-width="0.45cm" draw:fill="none" draw:fill-color="#ffffff" draw:opacity="0%" draw:fill-image-width="1cm" draw:fill-image-height="1cm" draw:textarea-horizontal-align="center" draw:textarea-vertical-align="middle" draw:shadow-opacity="0%"/>
    </style:style>
    <style:style style:name="gr5" style:family="graphic" style:parent-style-name="standard">
      <style:graphic-properties draw:stroke="dash" draw:stroke-dash="_32__20_Dots_20_1_20_Dash" svg:stroke-width="0cm" draw:marker-start-width="0.45cm" draw:marker-end-width="0.45cm" draw:fill-color="#ffffff" draw:opacity="100%" draw:fill-image-width="1cm" draw:fill-image-height="1cm" draw:textarea-horizontal-align="center" draw:textarea-vertical-align="middle" draw:shadow-opacity="100%"/>
    </style:style>
    <style:style style:name="gr6" style:family="graphic" style:parent-style-name="standard">
      <style:graphic-properties draw:stroke="solid" draw:stroke-dash="_32__20_Dots_20_1_20_Dash" svg:stroke-width="0cm" draw:marker-start-width="0.45cm" draw:marker-end-width="0.45cm" draw:fill-color="#ffffff" draw:opacity="100%" draw:fill-image-width="1cm" draw:fill-image-height="1cm" draw:textarea-horizontal-align="center" draw:textarea-vertical-align="middle" draw:shadow-opacity="100%"/>
    </style:style>
    <style:style style:name="gr7" style:family="graphic" style:parent-style-name="standard">
      <style:graphic-properties draw:stroke="solid" draw:stroke-dash="_32__20_Dots_20_1_20_Dash" svg:stroke-width="0.051cm" draw:marker-start-width="0.526cm" draw:marker-end-width="0.526cm" draw:fill-color="#ffffff" draw:opacity="100%" draw:fill-image-width="1cm" draw:fill-image-height="1cm" draw:textarea-horizontal-align="center" draw:textarea-vertical-align="middle" fo:padding-top="0.025cm" fo:padding-bottom="0.025cm" fo:padding-left="0.025cm" fo:padding-right="0.025cm" draw:shadow-opacity="100%"/>
    </style:style>
    <style:style style:name="gr8" style:family="graphic" style:parent-style-name="objectwithoutfill">
      <style:graphic-properties svg:stroke-width="0.051cm" draw:marker-start-width="0.526cm" draw:marker-end-width="0.526cm" draw:fill="none" draw:fill-color="#ffffff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draw:marker-start="Arrow" draw:marker-start-width="0.4cm" draw:marker-end="Arrow" draw:marker-end-width="0.4cm" draw:textarea-horizontal-align="center" draw:textarea-vertical-align="middle"/>
    </style:style>
    <style:style style:name="gr10" style:family="graphic" style:parent-style-name="standard">
      <style:graphic-properties draw:marker-start-width="0.4cm" draw:marker-end="Arrow" draw:marker-end-width="0.4cm" draw:textarea-horizontal-align="center" draw:textarea-vertical-align="middle"/>
    </style:style>
    <style:style style:name="P1" style:family="paragraph">
      <style:paragraph-properties fo:line-height="120%" fo:text-align="center"/>
      <style:text-properties fo:font-family="'Luxi Sans'" style:font-family-generic="swiss" style:font-pitch="variable" fo:font-size="10pt" style:font-size-asian="24pt" style:font-size-complex="24pt"/>
    </style:style>
    <style:style style:name="P2" style:family="paragraph">
      <style:paragraph-properties fo:text-align="center"/>
      <style:text-properties fo:font-family="'Nimbus Sans L'" style:font-style-name="Regular" style:font-pitch="variable" fo:font-size="20pt" fo:font-style="normal" fo:font-weight="normal" style:font-size-asian="24pt" style:font-size-complex="24pt"/>
    </style:style>
    <style:style style:name="P3" style:family="paragraph">
      <style:paragraph-properties fo:margin-left="0cm" fo:margin-right="0cm" fo:text-align="center" text:enable-numbering="false" fo:text-indent="0cm"/>
    </style:style>
    <style:style style:name="P4" style:family="paragraph">
      <style:paragraph-properties fo:margin-left="0cm" fo:margin-right="0cm" fo:text-align="center" text:enable-numbering="false" fo:text-indent="0cm"/>
      <style:text-properties fo:font-family="'Nimbus Sans L'" style:font-style-name="Regular" style:font-pitch="variable" fo:font-size="20pt" fo:font-style="normal" fo:font-weight="normal" style:font-size-asian="24pt" style:font-size-complex="24pt"/>
    </style:style>
    <style:style style:name="T1" style:family="text">
      <style:text-properties fo:font-family="'Nimbus Sans L'" style:font-style-name="Regular" style:font-pitch="variable" fo:font-size="20pt" fo:font-style="normal" fo:font-weight="normal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0.5cm" svg:height="1.5cm" svg:x="46.635cm" svg:y="5.135cm">
          <text:p/>
        </draw:rect>
        <draw:rect draw:style-name="gr1" draw:text-style-name="P1" draw:layer="layout" svg:width="30.5cm" svg:height="1.5cm" svg:x="14.635cm" svg:y="5.135cm">
          <text:p/>
        </draw:rect>
        <draw:rect draw:style-name="gr2" draw:text-style-name="P2" draw:layer="layout" svg:width="30.5cm" svg:height="1.5cm" svg:x="14.635cm" svg:y="3.635cm">
          <text:p/>
        </draw:rect>
        <draw:rect draw:style-name="gr2" draw:text-style-name="P2" draw:layer="layout" svg:width="10.5cm" svg:height="1.5cm" svg:x="46.635cm" svg:y="3.635cm">
          <text:p/>
        </draw:rect>
        <draw:rect draw:style-name="gr3" draw:text-style-name="P2" draw:layer="layout" svg:width="10.5cm" svg:height="2.5cm" svg:x="46.635cm" svg:y="1.135cm">
          <text:p/>
        </draw:rect>
        <draw:rect draw:style-name="gr4" draw:text-style-name="P4" draw:id="id4" draw:layer="layout" svg:width="9.5cm" svg:height="1cm" svg:x="47.135cm" svg:y="4.635cm">
          <draw:glue-point draw:id="4" svg:x="-2.631cm" svg:y="5cm"/>
          <draw:glue-point draw:id="5" svg:x="2.631cm" svg:y="5cm"/>
          <text:p text:style-name="P3"><text:span text:style-name="T1">MESSy Interface</text:span></text:p>
        </draw:rect>
        <draw:rect draw:style-name="gr4" draw:text-style-name="P4" draw:id="id3" draw:layer="layout" svg:width="9.5cm" svg:height="1cm" svg:x="47.135cm" svg:y="1.635cm">
          <text:p text:style-name="P3"><text:span text:style-name="T1">Global (3D) Model</text:span></text:p>
        </draw:rect>
        <draw:rect draw:style-name="gr3" draw:text-style-name="P2" draw:layer="layout" svg:width="30.5cm" svg:height="2.5cm" svg:x="14.635cm" svg:y="1.135cm">
          <text:p/>
        </draw:rect>
        <draw:rect draw:style-name="gr4" draw:text-style-name="P4" draw:id="id1" draw:layer="layout" svg:width="29.5cm" svg:height="1cm" svg:x="15.135cm" svg:y="1.635cm">
          <text:p text:style-name="P3"><text:span text:style-name="T1">CAABA Boxmodel</text:span></text:p>
        </draw:rect>
        <draw:rect draw:style-name="gr5" draw:text-style-name="P4" draw:id="id5" draw:layer="layout" svg:width="4.5cm" svg:height="2cm" svg:x="40.135cm" svg:y="7.635cm">
          <draw:glue-point draw:id="4" svg:x="0cm" svg:y="2.5cm"/>
          <text:p text:style-name="P3"><text:span text:style-name="T1">(insert here)</text:span></text:p>
        </draw:rect>
        <draw:rect draw:style-name="gr6" draw:text-style-name="P4" draw:id="id7" draw:layer="layout" svg:width="4.5cm" svg:height="2cm" svg:x="52.135cm" svg:y="7.635cm">
          <text:p text:style-name="P3"><text:span text:style-name="T1">... other</text:span></text:p>
          <text:p text:style-name="P3"><text:span text:style-name="T1">submodels</text:span></text:p>
        </draw:rect>
        <draw:rect draw:style-name="gr7" draw:text-style-name="P4" draw:id="id8" draw:layer="layout" svg:width="5cm" svg:height="2.25cm" svg:x="43.385cm" svg:y="11.385cm">
          <text:p text:style-name="P3"><text:span text:style-name="T1">MECCA</text:span></text:p>
          <text:p text:style-name="P3"><text:span text:style-name="T1">chemistry</text:span></text:p>
        </draw:rect>
        <draw:rect draw:style-name="gr8" draw:text-style-name="P2" draw:layer="layout" svg:width="10.5cm" svg:height="9cm" svg:x="46.635cm" svg:y="1.135cm">
          <text:p/>
        </draw:rect>
        <draw:connector draw:style-name="gr9" draw:text-style-name="P2" draw:layer="layout" draw:type="line" svg:x1="29.885cm" svg:y1="2.635cm" svg:x2="29.885cm" svg:y2="4.635cm" draw:start-shape="id1" draw:start-glue-point="2" draw:end-shape="id2">
          <text:p/>
        </draw:connector>
        <draw:rect draw:style-name="gr8" draw:text-style-name="P2" draw:layer="layout" svg:width="30.5cm" svg:height="9cm" svg:x="14.635cm" svg:y="1.135cm">
          <text:p/>
        </draw:rect>
        <draw:rect draw:style-name="gr5" draw:text-style-name="P4" draw:id="id6" draw:layer="layout" svg:width="4.5cm" svg:height="2cm" svg:x="47.135cm" svg:y="7.635cm">
          <draw:glue-point draw:id="4" svg:x="0cm" svg:y="2.5cm"/>
          <text:p text:style-name="P3"><text:span text:style-name="T1">(insert here)</text:span></text:p>
        </draw:rect>
        <draw:connector draw:style-name="gr9" draw:text-style-name="P2" draw:layer="layout" draw:type="line" svg:x1="51.885cm" svg:y1="2.635cm" svg:x2="51.885cm" svg:y2="4.635cm" draw:start-shape="id3" draw:start-glue-point="2" draw:end-shape="id4" draw:end-glue-point="0">
          <text:p/>
        </draw:connector>
        <draw:connector draw:style-name="gr9" draw:text-style-name="P2" draw:layer="layout" draw:type="line" svg:x1="42.384cm" svg:y1="5.635cm" svg:x2="42.385cm" svg:y2="7.635cm" draw:start-shape="id2" draw:start-glue-point="5" draw:end-shape="id5" draw:end-glue-point="0">
          <text:p/>
        </draw:connector>
        <draw:connector draw:style-name="gr9" draw:text-style-name="P2" draw:layer="layout" draw:type="line" svg:x1="49.386cm" svg:y1="5.635cm" svg:x2="49.385cm" svg:y2="7.635cm" draw:start-shape="id4" draw:start-glue-point="4" draw:end-shape="id6" draw:end-glue-point="0">
          <text:p/>
        </draw:connector>
        <draw:connector draw:style-name="gr9" draw:text-style-name="P2" draw:layer="layout" draw:type="line" svg:x1="54.384cm" svg:y1="5.635cm" svg:x2="54.385cm" svg:y2="7.635cm" draw:start-shape="id4" draw:start-glue-point="5" draw:end-shape="id7" draw:end-glue-point="0">
          <text:p/>
        </draw:connector>
        <draw:connector draw:style-name="gr10" draw:text-style-name="P2" draw:layer="layout" draw:type="line" svg:x1="45.885cm" svg:y1="11.385cm" svg:x2="49.385cm" svg:y2="9.135cm" draw:start-shape="id8" draw:start-glue-point="0" draw:end-shape="id6" draw:end-glue-point="4">
          <text:p/>
        </draw:connector>
        <draw:connector draw:style-name="gr10" draw:text-style-name="P2" draw:layer="layout" draw:type="line" svg:x1="45.885cm" svg:y1="11.385cm" svg:x2="42.385cm" svg:y2="9.135cm" draw:start-shape="id8" draw:start-glue-point="0" draw:end-shape="id5" draw:end-glue-point="4">
          <text:p/>
        </draw:connector>
        <draw:rect draw:style-name="gr6" draw:text-style-name="P4" draw:id="id9" draw:layer="layout" svg:width="4.5cm" svg:height="2cm" svg:x="30.135cm" svg:y="7.635cm">
          <text:p text:style-name="P3"><text:span text:style-name="T1">SAPPHO</text:span></text:p>
          <text:p text:style-name="P3"><text:span text:style-name="T1">photolysis</text:span></text:p>
        </draw:rect>
        <draw:rect draw:style-name="gr6" draw:text-style-name="P4" draw:id="id10" draw:layer="layout" svg:width="4.5cm" svg:height="2cm" svg:x="35.135cm" svg:y="7.635cm">
          <text:p text:style-name="P3"><text:span text:style-name="T1">SEMIDEP</text:span></text:p>
          <text:p text:style-name="P3"><text:span text:style-name="T1">emis, depos.</text:span></text:p>
        </draw:rect>
        <draw:connector draw:style-name="gr9" draw:text-style-name="P2" draw:layer="layout" svg:x1="32.385cm" svg:y1="7.635cm" svg:x2="27.387cm" svg:y2="5.635cm" draw:start-shape="id9" draw:start-glue-point="0" draw:end-shape="id2" draw:end-glue-point="7">
          <text:p/>
        </draw:connector>
        <draw:connector draw:style-name="gr9" draw:text-style-name="P2" draw:layer="layout" draw:type="line" svg:x1="37.383cm" svg:y1="5.635cm" svg:x2="37.385cm" svg:y2="7.635cm" draw:start-shape="id2" draw:start-glue-point="6" draw:end-shape="id10" draw:end-glue-point="0">
          <text:p/>
        </draw:connector>
        <draw:rect draw:style-name="gr4" draw:text-style-name="P4" draw:id="id2" draw:layer="layout" svg:width="29.5cm" svg:height="1cm" svg:x="15.135cm" svg:y="4.635cm">
          <draw:glue-point draw:id="4" svg:x="-4.237cm" svg:y="5cm"/>
          <draw:glue-point draw:id="5" svg:x="4.237cm" svg:y="5cm"/>
          <draw:glue-point draw:id="6" svg:x="2.542cm" svg:y="5cm"/>
          <draw:glue-point draw:id="7" svg:x="-0.847cm" svg:y="5cm"/>
          <text:p text:style-name="P3"><text:span text:style-name="T1">MESSy Interface</text:span></text:p>
        </draw:rect>
        <draw:rect draw:style-name="gr6" draw:text-style-name="P4" draw:id="id12" draw:layer="layout" svg:width="4.5cm" svg:height="2cm" svg:x="25.135cm" svg:y="7.635cm">
          <text:p text:style-name="P3"><text:span text:style-name="T1">JVAL</text:span></text:p>
          <text:p text:style-name="P3"><text:span text:style-name="T1">photolysis</text:span></text:p>
        </draw:rect>
        <draw:rect draw:style-name="gr6" draw:text-style-name="P4" draw:id="id13" draw:layer="layout" svg:width="4.5cm" svg:height="2cm" svg:x="20.135cm" svg:y="7.635cm">
          <text:p text:style-name="P3"><text:span text:style-name="T1">READJ</text:span></text:p>
          <text:p text:style-name="P3"><text:span text:style-name="T1">photolysis</text:span></text:p>
        </draw:rect>
        <draw:rect draw:style-name="gr6" draw:text-style-name="P4" draw:id="id11" draw:layer="layout" svg:width="4.5cm" svg:height="2cm" svg:x="15.135cm" svg:y="7.635cm">
          <text:p text:style-name="P3"><text:span text:style-name="T1">TRAJECT</text:span></text:p>
          <text:p text:style-name="P3"><text:span text:style-name="T1">(Lagrangian)</text:span></text:p>
        </draw:rect>
        <draw:connector draw:style-name="gr9" draw:text-style-name="P2" draw:layer="layout" draw:type="line" svg:x1="17.385cm" svg:y1="7.635cm" svg:x2="17.386cm" svg:y2="5.635cm" draw:start-shape="id11" draw:start-glue-point="0" draw:end-shape="id2" draw:end-glue-point="4">
          <text:p/>
        </draw:connector>
        <draw:connector draw:style-name="gr9" draw:text-style-name="P2" draw:layer="layout" svg:x1="27.385cm" svg:y1="7.635cm" svg:x2="27.387cm" svg:y2="5.635cm" draw:start-shape="id12" draw:start-glue-point="0">
          <text:p/>
        </draw:connector>
        <draw:connector draw:style-name="gr9" draw:text-style-name="P2" draw:layer="layout" draw:line-skew="0.25cm" svg:x1="22.385cm" svg:y1="7.635cm" svg:x2="27.387cm" svg:y2="5.635cm" draw:start-shape="id13" draw:start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BMIL-SMIL" draw:style="linear" draw:start-color="#ffcc99" draw:end-color="#ffffcc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58.42cm" fo:page-height="21.006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creation-date>2005-04-18T19:30:29</meta:creation-date>
    <dc:date>2009-02-18T17:10:42</dc:date>
    <meta:editing-cycles>47</meta:editing-cycles>
    <meta:editing-duration>PT1H47M17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